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4248" officeooo:paragraph-rsid="001c4248"/>
    </style:style>
    <style:style style:name="P2" style:family="paragraph" style:parent-style-name="Preformatted_20_Text">
      <style:text-properties fo:font-size="15pt" officeooo:rsid="001c4248" officeooo:paragraph-rsid="001c4248" style:font-size-asian="15pt" style:font-size-complex="15pt"/>
    </style:style>
    <style:style style:name="P3" style:family="paragraph" style:parent-style-name="Preformatted_20_Text">
      <style:text-properties fo:font-size="15pt" fo:font-weight="bold" officeooo:rsid="001c4248" officeooo:paragraph-rsid="001c4248" style:font-size-asian="15pt" style:font-weight-asian="bold" style:font-size-complex="15pt" style:font-weight-complex="bold"/>
    </style:style>
    <style:style style:name="P4" style:family="paragraph" style:parent-style-name="Preformatted_20_Text" style:list-style-name="L1">
      <style:text-properties officeooo:paragraph-rsid="00280d7d"/>
    </style:style>
    <style:style style:name="P5" style:family="paragraph" style:parent-style-name="Preformatted_20_Text" style:list-style-name="L4">
      <style:text-properties officeooo:rsid="001e1f97" officeooo:paragraph-rsid="001e1f97"/>
    </style:style>
    <style:style style:name="P6" style:family="paragraph" style:parent-style-name="Preformatted_20_Text" style:list-style-name="L4">
      <style:text-properties officeooo:rsid="0020d2ca" officeooo:paragraph-rsid="0020d2ca"/>
    </style:style>
    <style:style style:name="P7" style:family="paragraph" style:parent-style-name="Preformatted_20_Text">
      <style:text-properties officeooo:rsid="0020d2ca" officeooo:paragraph-rsid="0020d2ca"/>
    </style:style>
    <style:style style:name="P8" style:family="paragraph" style:parent-style-name="Preformatted_20_Text">
      <style:text-properties officeooo:paragraph-rsid="0020d2ca"/>
    </style:style>
    <style:style style:name="P9" style:family="paragraph" style:parent-style-name="Preformatted_20_Text">
      <style:text-properties fo:color="#000000" officeooo:paragraph-rsid="001c4248" fo:background-color="transparent"/>
    </style:style>
    <style:style style:name="P10" style:family="paragraph" style:parent-style-name="Preformatted_20_Text" style:list-style-name="L5">
      <style:paragraph-properties fo:text-align="justify" style:justify-single-word="false"/>
      <style:text-properties officeooo:paragraph-rsid="0020d2ca"/>
    </style:style>
    <style:style style:name="P11" style:family="paragraph" style:parent-style-name="Preformatted_20_Text" style:list-style-name="L6">
      <style:text-properties officeooo:paragraph-rsid="0020d2ca"/>
    </style:style>
    <style:style style:name="P12" style:family="paragraph" style:parent-style-name="Preformatted_20_Text">
      <style:text-properties officeooo:rsid="002c4724" officeooo:paragraph-rsid="002c4724"/>
    </style:style>
    <style:style style:name="P13" style:family="paragraph" style:parent-style-name="Preformatted_20_Text">
      <style:text-properties fo:font-size="14pt" fo:font-weight="bold" officeooo:rsid="002c4724" officeooo:paragraph-rsid="002c4724" style:font-size-asian="14pt" style:font-weight-asian="bold" style:font-size-complex="14pt" style:font-weight-complex="bold"/>
    </style:style>
    <style:style style:name="P14" style:family="paragraph" style:parent-style-name="Preformatted_20_Text" style:list-style-name="L7">
      <style:text-properties fo:font-size="12pt" fo:font-weight="normal" officeooo:rsid="002c4724" officeooo:paragraph-rsid="002c4724" style:font-size-asian="10.5pt" style:font-weight-asian="normal" style:font-size-complex="12pt" style:font-weight-complex="normal"/>
    </style:style>
    <style:style style:name="P15" style:family="paragraph" style:parent-style-name="Preformatted_20_Text">
      <style:text-properties fo:font-size="12pt" fo:font-weight="normal" officeooo:rsid="002c4724" officeooo:paragraph-rsid="002c4724" style:font-size-asian="10.5pt" style:font-weight-asian="normal" style:font-size-complex="12pt" style:font-weight-complex="normal"/>
    </style:style>
    <style:style style:name="P16" style:family="paragraph" style:parent-style-name="Preformatted_20_Text">
      <style:text-properties fo:font-size="12pt" fo:font-weight="normal" officeooo:rsid="002f4c0e" officeooo:paragraph-rsid="002f4c0e" style:font-size-asian="10.5pt" style:font-weight-asian="normal" style:font-size-complex="12pt" style:font-weight-complex="normal"/>
    </style:style>
    <style:style style:name="T1" style:family="text">
      <style:text-properties officeooo:rsid="001c4248"/>
    </style:style>
    <style:style style:name="T2" style:family="text">
      <style:text-properties fo:font-variant="normal" fo:text-transform="none" fo:color="#000000" style:font-name="Open Sans" fo:font-size="11.2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000000" style:font-name="Open Sans" fo:font-size="11.2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fo:color="#000000" style:font-name="Open Sans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5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2007c0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6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214805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7" style:family="text">
      <style:text-properties fo:font-variant="normal" fo:text-transform="none" fo:color="#000000" style:font-name="Open Sans" fo:font-size="12pt" fo:letter-spacing="normal" fo:font-style="normal" style:text-underline-style="none" fo:font-weight="normal" officeooo:rsid="002b948d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8" style:family="text">
      <style:text-properties fo:font-variant="normal" fo:text-transform="none" fo:color="#000000" style:font-name="Open Sans" fo:letter-spacing="normal" fo:font-style="normal" style:text-underline-style="none" officeooo:rsid="002b948d" fo:background-color="transparent" loext:char-shading-value="0" loext:padding="0in" loext:border="none"/>
    </style:style>
    <style:style style:name="T9" style:family="text">
      <style:text-properties fo:font-variant="normal" fo:text-transform="none" fo:color="#000000" style:font-name="Open Sans" fo:letter-spacing="normal" fo:font-style="normal" style:text-underline-style="none" fo:background-color="transparent" loext:char-shading-value="0" loext:padding="0in" loext:border="none"/>
    </style:style>
    <style:style style:name="T10" style:family="text">
      <style:text-properties fo:font-variant="normal" fo:text-transform="none" fo:color="#000000" style:font-name="Open Sans" fo:letter-spacing="normal" fo:font-style="normal" style:text-underline-style="none" officeooo:rsid="002da3d9" fo:background-color="transparent" loext:char-shading-value="0" loext:padding="0in" loext:border="none"/>
    </style:style>
    <style:style style:name="T11" style:family="text">
      <style:text-properties fo:font-variant="normal" fo:text-transform="none" fo:color="#000000" style:font-name="Open Sans" fo:letter-spacing="normal" fo:font-style="normal" style:text-underline-style="none" officeooo:rsid="00305711" fo:background-color="transparent" loext:char-shading-value="0" loext:padding="0in" loext:border="none"/>
    </style:style>
    <style:style style:name="T12" style:family="text">
      <style:text-properties fo:font-variant="normal" fo:text-transform="none" style:font-name="Open Sans" fo:font-size="12pt" fo:letter-spacing="normal" fo:font-style="normal" style:text-underline-style="none" fo:font-weight="normal" style:font-size-asian="12pt" style:font-weight-asian="normal" style:font-size-complex="12pt" style:font-weight-complex="normal" loext:padding="0in" loext:border="none"/>
    </style:style>
    <style:style style:name="T13" style:family="text">
      <style:text-properties fo:font-variant="normal" fo:text-transform="none" style:font-name="Open Sans" fo:font-size="12pt" fo:letter-spacing="normal" fo:font-style="normal" fo:font-weight="normal" style:font-size-asian="12pt" style:font-size-complex="12pt" loext:padding="0in" loext:border="none"/>
    </style:style>
    <style:style style:name="T14" style:family="text">
      <style:text-properties fo:font-size="13pt" officeooo:rsid="001c4248" style:font-size-asian="13pt" style:font-size-complex="13pt"/>
    </style:style>
    <style:style style:name="T15" style:family="text">
      <style:text-properties fo:font-size="12pt" officeooo:rsid="001c4248" style:font-size-asian="12pt" style:font-size-complex="12pt"/>
    </style:style>
    <style:style style:name="T16" style:family="text">
      <style:text-properties fo:color="#000000" fo:font-size="13pt" officeooo:rsid="001c4248" fo:background-color="transparent" loext:char-shading-value="0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Components of Spark:</text:p>
      <text:p text:style-name="P2"/>
      <text:list xml:id="list517217605" text:style-name="L1">
        <text:list-item>
          <text:p text:style-name="P4"><text:span text:style-name="T14">Spark Streaming:</text:span></text:p>
          <text:list>
            <text:list-item>
              <text:list>
                <text:list-item>
                  <text:list>
                    <text:list-item>
                      <text:p text:style-name="P4"><text:span text:style-name="T16">Which actually gives you the ability to analyze real-time data stream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1"><text:tab/><text:tab/> <text:s text:c="2"/></text:span><text:span text:style-name="T15">Ex: </text:span><text:span text:style-name="T13">For example, from a set of web blogs coming in from a <text:tab/><text:tab/><text:tab/>fleet of web servers, </text:span><text:span text:style-name="T12">that need to be continually updated.</text:span></text:p>
      <text:list xml:id="list3304511505" text:style-name="L4">
        <text:list-item>
          <text:p text:style-name="P5"><text:span text:style-name="T4">Spark SQL:</text:span></text:p>
          <text:list>
            <text:list-item>
              <text:list>
                <text:list-item>
                  <text:list>
                    <text:list-item>
                      <text:p text:style-name="P5"><text:span text:style-name="T4">Which lets you run spark on </text:span><text:span text:style-name="T5">top of a </text:span><text:span text:style-name="T4">hive context. </text:span></text:p>
                    </text:list-item>
                    <text:list-item>
                      <text:p text:style-name="P6"><text:span text:style-name="T4">It will actually deal with structured data within spark and run SQL queries on top of it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6">MLLib:</text:span></text:p>
        </text:list-item>
      </text:list>
      <text:list xml:id="list3640856034" text:style-name="L5">
        <text:list-item>
          <text:p text:style-name="P10"><text:span text:style-name="T6">which is a series of machine l</text:span><text:span text:style-name="T2">earning algorithms and if you're going to be doing any sort of machine learning or data mining with Spark, it contains a lot of useful tools you can use to simplify a lot of common operations. For example if you need to do </text:span><text:span text:style-name="T3">Pearson correlation </text:span><text:span text:style-name="T2">or get statistical properties of your dataset, MLLib makes that very very easy to do.</text:span></text:p>
        </text:list-item>
      </text:list>
      <text:p text:style-name="P7"><text:span text:style-name="T6"><text:tab/></text:span><text:span text:style-name="T7">Graphx:</text:span></text:p>
      <text:list xml:id="list113392021" text:style-name="L6">
        <text:list-item>
          <text:p text:style-name="P11"><text:span text:style-name="T7">It’s actually managing graphs of information</text:span></text:p>
        </text:list-item>
      </text:list>
      <text:p text:style-name="P8"><text:span text:style-name="T7"/></text:p>
      <text:p text:style-name="P13"><text:span text:style-name="T8">S</text:span><text:span text:style-name="T9">parkContext:</text:span></text:p>
      <text:list xml:id="list3422902427" text:style-name="L7">
        <text:list-item>
          <text:p text:style-name="P14"><text:span text:style-name="T9">You can use that for creating RDDS</text:span></text:p>
        </text:list-item>
        <text:list-item>
          <text:p text:style-name="P14"><text:span text:style-name="T9">SC.parellelize() to go take a hard-coded set of data and make a RDD out of it. It’s not going to be useful for giant data.</text:span></text:p>
        </text:list-item>
        <text:list-item>
          <text:p text:style-name="P14"><text:span text:style-name="T9">For giant data SC.textFile() </text:span><text:span text:style-name="T10">is going to be useful to creating RDD object</text:span></text:p>
        </text:list-item>
      </text:list>
      <text:p text:style-name="P15"><text:span text:style-name="T10"/></text:p>
      <text:p text:style-name="P16"><text:span text:style-name="T10"># </text:span><text:span text:style-name="T9">mapValues() will have a one-to-one relationship.</text:span></text:p>
      <text:p text:style-name="P16"><text:span text:style-name="T9"># </text:span><text:span text:style-name="T11">flatMapValues() and mapValues() will only receive one value.</text:span></text:p>
      <text:p text:style-name="P12"><text:span text:style-name="T4"><text:tab/></text:span></text:p>
      <text:p text:style-name="P7"><text:span text:style-name="T7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9T17:13:52.043658931</dc:date>
    <meta:editing-duration>PT1H39M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16" meta:character-count="1164" meta:non-whitespace-character-count="963"/>
  </office:meta>
</office:document-meta>
</file>